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03fe0e" officeooo:paragraph-rsid="0003fe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strová grafika – praktický příklad</text:p>
      <text:p text:style-name="P1"/>
      <text:p text:style-name="P1">-do gimpu vložíme krajina.png</text:p>
      <text:p text:style-name="P1">-pomocí lasa vybereme polovinu a v záložce color vybereme saturation, tu stáhneme dolů</text:p>
      <text:p text:style-name="P1"/>
      <text:p text:style-name="P1">-vložíme logo</text:p>
      <text:p text:style-name="P1">-pomocí magic wand klikneme na bílou a vygumujeme jí</text:p>
      <text:p text:style-name="P1">-dáš nahoru do rohu</text:p>
      <text:p text:style-name="P1"/>
      <text:p text:style-name="P1">-přídáš text, a otočíš ho pomocí otáčecího toolu</text:p>
      <text:p text:style-name="P1"/>
      <text:p text:style-name="P1">-přidáš paní na kole a hotovo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7T20:48:16.783700513</meta:creation-date>
    <dc:date>2026-04-27T20:53:58.820153399</dc:date>
    <meta:editing-duration>PT5M42S</meta:editing-duration>
    <meta:editing-cycles>1</meta:editing-cycles>
    <meta:document-statistic meta:table-count="0" meta:image-count="0" meta:object-count="0" meta:page-count="1" meta:paragraph-count="8" meta:word-count="50" meta:character-count="313" meta:non-whitespace-character-count="270"/>
    <meta:generator>LibreOffice/26.2.2.2$Linux_X86_64 LibreOffice_project/620$Build-2</meta:generator>
  </office:meta>
</office:document-meta>
</file>